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none" fo:font-weight="bold" style:font-weight-asian="bold" style:font-weight-complex="bold"/>
    </style:style>
    <style:style style:name="T4"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ext:span text:style-name="T4">1/ blabla général sur la vision en info + opencv</text:span> J<text:span text:style-name="T1">ulien</text:span></text:p>
      <text:p text:style-name="Standard"/>
      <text:p text:style-name="Standard">choix API C/C++ pour OpenCV</text:p>
      <text:p text:style-name="Standard">=&gt; la première contrainte est déjà de voir si le système cible supporte la compilation en C++.</text:p>
      <text:p text:style-name="Standard">Dans notre cas, une carte mère de plusieurs dizaines de Mhz ou un pc le permet largement.</text:p>
      <text:p text:style-name="Standard">=&gt; au pire des cas, on peut utiliser le C++ comme du C, lorsque ressources sont limitées.</text:p>
      <text:p text:style-name="Standard">Dans l'embarqué, il faudra juste faire attention à ne pas trop utiliser Exceptions, creations/destructions d'objets (préférer des objets "static", càd définis lors de la compilation, et ne prenant donc pas de temps lors de l'exécution), héritages mutliples, ou autres opérations spécifiques au C++ qui requiret potentiellement en arrière plan des allocations mémoires plus importantes que le C.</text:p>
      <text:p text:style-name="Standard"><text:span text:style-name="T4"/></text:p>
      <text:p text:style-name="Standard"><text:span text:style-name="T4">2/ approches possibles pour la vision en robotique</text:span></text:p>
      <text:p text:style-name="Standard"/>
      <text:p text:style-name="Standard">Ici nous disposons de 2 caméras, on peut donc faire de la stéréovision, de manière à récupérer les distances. C'est ce qui nous intéresse pour faire de l'évitemment d'obstacles. Cependant, pour pouvoir faire de la stéréovision, il faut avant tout pouvoir utiliser la géométrie épipolaires qui en résulte, et donc pour cela il est nécessaire de caractériser le matériel utilisé et de connaitre les positions relatives des caméra: C'est la calibration.</text:p>
      <text:p text:style-name="Standard"/>
      <text:p text:style-name="Standard"><text:tab/>=&gt; Procédure de Calibration <text:span text:style-name="T1">Morgan</text:span></text:p>
      <text:p text:style-name="P3">(TP 2)</text:p>
      <text:p text:style-name="Standard">- Calibration de chacune des caméras <text:s/></text:p>
      <text:p text:style-name="Standard">- Calibration du système: stéréocalibration</text:p>
      <text:p text:style-name="Standard"/>
      <text:p text:style-name="Standard"/>
      <text:p text:style-name="Standard">Pour l'évitemment d'obstacles à proprement parlé, nous avons envisagé 2 approches possibles: </text:p>
      <text:p text:style-name="Standard"/>
      <text:p text:style-name="P1"><text:tab/>=&gt; La carte de disparité <text:s text:c="2"/><text:span text:style-name="T1">Olivier</text:span></text:p>
      <text:p text:style-name="Standard">calculs plutôt rapides ? Permet de faire (simplement?) de la cartographie 2D </text:p>
      <text:p text:style-name="Standard"/>
      <text:p text:style-name="Standard"><text:tab/>=&gt; La mise en correspondance de points d'intéret <text:span text:style-name="T1">Julien</text:span></text:p>
      <text:p text:style-name="Standard">consiste à mettre en relation des points entre les images de chaque caméra. Etant dans un systeme embarqué, plus d'interface utilisateur, il faut donc automatiser....</text:p>
      <text:p text:style-name="Standard"/>
      <text:p text:style-name="Standard"/>
      <text:p text:style-name="Standard"/>
      <text:p text:style-name="P2">3/ architecture<text:span text:style-name="T2"> prévue</text:span> du programme de vision<text:span text:style-name="T3"> Julien</text:span></text:p>
      <text:p text:style-name="Standard"/>
      <text:p text:style-name="Standard">attention à l'approche multi threads (opencv) =&gt; possible de modifier avec fonction (?)</text:p>
      <text:p text:style-name="Standard">protocole de communication possible Ethernet.... meme si ici pas utlis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0H43M30S</meta:editing-duration>
    <meta:editing-cycles>28</meta:editing-cycles>
    <meta:generator>OpenOffice.org/3.2$Win32 OpenOffice.org_project/320m18$Build-9502</meta:generator>
    <dc:date>2011-02-04T13:58:13.95</dc:date>
    <dc:creator>Julien </dc:creator>
    <meta:document-statistic meta:table-count="0" meta:image-count="0" meta:object-count="0" meta:page-count="1" meta:paragraph-count="20" meta:word-count="316" meta:character-count="2007"/>
    <meta:user-defined meta:name="Info 1"/>
    <meta:user-defined meta:name="Info 2"/>
    <meta:user-defined meta:name="Info 3"/>
    <meta:user-defined meta:name="Info 4"/>
  </office:meta>
</office:document-meta>
</file>